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SDLHelper.getBinding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SDLHelper.getWSDLDocu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SDLHelper.getProtoco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SDLHelper.pars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WSDLHelper.connect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WSDLHelper.getSOAPBindings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7">
            <text:p text:style-name="Table_20_Contents">7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WSDLHelper.buildDocument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WSDLHelper.getWebMethods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6">
            <text:p text:style-name="Table_20_Contents">6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WSDLHelper.WSDLHelper( String url , AuthManager au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WSDLHelper.getSoapAction( String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SDLHelper.getUR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SDLHelper.main( String [ ] arg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WSDLHelper.WSDLHelper( String ur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WSDLHelper.getBindingHo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SDLHelper.getBindingPo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SDLHelper.getOperations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7">
            <text:p text:style-name="Table_20_Contents">7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WSDLHelper.clos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WSDLHelper.getBinding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6">
            <text:p text:style-name="Table_20_Contents">6</text:p>
          </table:table-cell>
          <table:table-cell office:value-type="float" office:value="30">
            <text:p text:style-name="Table_20_Contents">3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